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03mm"/>
    </style:style>
    <style:style style:name="co2" style:family="table-column">
      <style:table-column-properties fo:break-before="auto" style:column-width="24.82mm"/>
    </style:style>
    <style:style style:name="co3" style:family="table-column">
      <style:table-column-properties fo:break-before="auto" style:column-width="3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-unet_based (hysteresis)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Displasia typ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f1/dice</text:p>
          </table:table-cell>
          <table:table-cell table:style-name="ce1" office:value-type="string" calcext:value-type="string">
            <text:p>jaccard</text:p>
          </table:table-cell>
          <table:table-cell table:style-name="ce1" office:value-type="string" calcext:value-type="string">
            <text:p>sensitivity/recall</text:p>
          </table:table-cell>
          <table:table-cell table:style-name="ce1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909877232142857" calcext:value-type="float">
            <text:p>0,909877232142857</text:p>
          </table:table-cell>
          <table:table-cell office:value-type="float" office:value="0.891590606579197" calcext:value-type="float">
            <text:p>0,891590606579197</text:p>
          </table:table-cell>
          <table:table-cell office:value-type="float" office:value="0.87891000257738" calcext:value-type="float">
            <text:p>0,87891000257738</text:p>
          </table:table-cell>
          <table:table-cell office:value-type="float" office:value="0.783978096850377" calcext:value-type="float">
            <text:p>0,783978096850377</text:p>
          </table:table-cell>
          <table:table-cell office:value-type="float" office:value="0.866585039042647" calcext:value-type="float">
            <text:p>0,866585039042647</text:p>
          </table:table-cell>
          <table:table-cell office:value-type="float" office:value="0.93612223747234" calcext:value-type="float">
            <text:p>0,93612223747234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857953752790179" calcext:value-type="float">
            <text:p>0,857953752790179</text:p>
          </table:table-cell>
          <table:table-cell office:value-type="float" office:value="0.785677242939984" calcext:value-type="float">
            <text:p>0,785677242939984</text:p>
          </table:table-cell>
          <table:table-cell office:value-type="float" office:value="0.859899725664554" calcext:value-type="float">
            <text:p>0,859899725664554</text:p>
          </table:table-cell>
          <table:table-cell office:value-type="float" office:value="0.754231662794557" calcext:value-type="float">
            <text:p>0,754231662794557</text:p>
          </table:table-cell>
          <table:table-cell office:value-type="float" office:value="0.949608722078711" calcext:value-type="float">
            <text:p>0,949608722078711</text:p>
          </table:table-cell>
          <table:table-cell office:value-type="float" office:value="0.780174081237911" calcext:value-type="float">
            <text:p>0,780174081237911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911385672433036" calcext:value-type="float">
            <text:p>0,911385672433036</text:p>
          </table:table-cell>
          <table:table-cell office:value-type="float" office:value="0.842609889491571" calcext:value-type="float">
            <text:p>0,842609889491571</text:p>
          </table:table-cell>
          <table:table-cell office:value-type="float" office:value="0.880490128058891" calcext:value-type="float">
            <text:p>0,880490128058891</text:p>
          </table:table-cell>
          <table:table-cell office:value-type="float" office:value="0.786496082015084" calcext:value-type="float">
            <text:p>0,786496082015084</text:p>
          </table:table-cell>
          <table:table-cell office:value-type="float" office:value="0.921936564223798" calcext:value-type="float">
            <text:p>0,921936564223798</text:p>
          </table:table-cell>
          <table:table-cell office:value-type="float" office:value="0.905602051835853" calcext:value-type="float">
            <text:p>0,905602051835853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870797293526786" calcext:value-type="float">
            <text:p>0,870797293526786</text:p>
          </table:table-cell>
          <table:table-cell office:value-type="float" office:value="0.789684985296966" calcext:value-type="float">
            <text:p>0,789684985296966</text:p>
          </table:table-cell>
          <table:table-cell office:value-type="float" office:value="0.85821723821188" calcext:value-type="float">
            <text:p>0,85821723821188</text:p>
          </table:table-cell>
          <table:table-cell office:value-type="float" office:value="0.751646694041733" calcext:value-type="float">
            <text:p>0,751646694041733</text:p>
          </table:table-cell>
          <table:table-cell office:value-type="float" office:value="0.9397749418495" calcext:value-type="float">
            <text:p>0,9397749418495</text:p>
          </table:table-cell>
          <table:table-cell office:value-type="float" office:value="0.821643496050293" calcext:value-type="float">
            <text:p>0,821643496050293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827593122209821" calcext:value-type="float">
            <text:p>0,827593122209821</text:p>
          </table:table-cell>
          <table:table-cell office:value-type="float" office:value="0.760208342824169" calcext:value-type="float">
            <text:p>0,760208342824169</text:p>
          </table:table-cell>
          <table:table-cell office:value-type="float" office:value="0.83508344662502" calcext:value-type="float">
            <text:p>0,83508344662502</text:p>
          </table:table-cell>
          <table:table-cell office:value-type="float" office:value="0.716861172764373" calcext:value-type="float">
            <text:p>0,716861172764373</text:p>
          </table:table-cell>
          <table:table-cell office:value-type="float" office:value="0.926319295388942" calcext:value-type="float">
            <text:p>0,926319295388942</text:p>
          </table:table-cell>
          <table:table-cell office:value-type="float" office:value="0.739611503198997" calcext:value-type="float">
            <text:p>0,739611503198997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842320033482143" calcext:value-type="float">
            <text:p>0,842320033482143</text:p>
          </table:table-cell>
          <table:table-cell office:value-type="float" office:value="0.815996970009985" calcext:value-type="float">
            <text:p>0,815996970009985</text:p>
          </table:table-cell>
          <table:table-cell office:value-type="float" office:value="0.83979447200567" calcext:value-type="float">
            <text:p>0,83979447200567</text:p>
          </table:table-cell>
          <table:table-cell office:value-type="float" office:value="0.723832503588772" calcext:value-type="float">
            <text:p>0,723832503588772</text:p>
          </table:table-cell>
          <table:table-cell office:value-type="float" office:value="0.865021717706318" calcext:value-type="float">
            <text:p>0,865021717706318</text:p>
          </table:table-cell>
          <table:table-cell office:value-type="float" office:value="0.82155140748656" calcext:value-type="float">
            <text:p>0,82155140748656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870744977678571" calcext:value-type="float">
            <text:p>0,870744977678571</text:p>
          </table:table-cell>
          <table:table-cell office:value-type="float" office:value="0.637206625311761" calcext:value-type="float">
            <text:p>0,637206625311761</text:p>
          </table:table-cell>
          <table:table-cell office:value-type="float" office:value="0.728895391367959" calcext:value-type="float">
            <text:p>0,728895391367959</text:p>
          </table:table-cell>
          <table:table-cell office:value-type="float" office:value="0.573434622467772" calcext:value-type="float">
            <text:p>0,573434622467772</text:p>
          </table:table-cell>
          <table:table-cell office:value-type="float" office:value="0.85140562248996" calcext:value-type="float">
            <text:p>0,85140562248996</text:p>
          </table:table-cell>
          <table:table-cell office:value-type="float" office:value="0.875703862754979" calcext:value-type="float">
            <text:p>0,875703862754979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862348284040179" calcext:value-type="float">
            <text:p>0,862348284040179</text:p>
          </table:table-cell>
          <table:table-cell office:value-type="float" office:value="0.807909355436029" calcext:value-type="float">
            <text:p>0,807909355436029</text:p>
          </table:table-cell>
          <table:table-cell office:value-type="float" office:value="0.822791204103853" calcext:value-type="float">
            <text:p>0,822791204103853</text:p>
          </table:table-cell>
          <table:table-cell office:value-type="float" office:value="0.698933958845853" calcext:value-type="float">
            <text:p>0,698933958845853</text:p>
          </table:table-cell>
          <table:table-cell office:value-type="float" office:value="0.838231594355374" calcext:value-type="float">
            <text:p>0,838231594355374</text:p>
          </table:table-cell>
          <table:table-cell office:value-type="float" office:value="0.877207073909674" calcext:value-type="float">
            <text:p>0,877207073909674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867292131696429" calcext:value-type="float">
            <text:p>0,867292131696429</text:p>
          </table:table-cell>
          <table:table-cell office:value-type="float" office:value="0.877714815785759" calcext:value-type="float">
            <text:p>0,877714815785759</text:p>
          </table:table-cell>
          <table:table-cell office:value-type="float" office:value="0.851178253642319" calcext:value-type="float">
            <text:p>0,851178253642319</text:p>
          </table:table-cell>
          <table:table-cell office:value-type="float" office:value="0.740914120350668" calcext:value-type="float">
            <text:p>0,740914120350668</text:p>
          </table:table-cell>
          <table:table-cell office:value-type="float" office:value="0.826199198952184" calcext:value-type="float">
            <text:p>0,826199198952184</text:p>
          </table:table-cell>
          <table:table-cell office:value-type="float" office:value="0.902204589804377" calcext:value-type="float">
            <text:p>0,902204589804377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873552594866071" calcext:value-type="float">
            <text:p>0,873552594866071</text:p>
          </table:table-cell>
          <table:table-cell office:value-type="float" office:value="0.780712543967545" calcext:value-type="float">
            <text:p>0,780712543967545</text:p>
          </table:table-cell>
          <table:table-cell office:value-type="float" office:value="0.833041676260649" calcext:value-type="float">
            <text:p>0,833041676260649</text:p>
          </table:table-cell>
          <table:table-cell office:value-type="float" office:value="0.713857264063456" calcext:value-type="float">
            <text:p>0,713857264063456</text:p>
          </table:table-cell>
          <table:table-cell office:value-type="float" office:value="0.892889755423382" calcext:value-type="float">
            <text:p>0,892889755423382</text:p>
          </table:table-cell>
          <table:table-cell office:value-type="float" office:value="0.862988580134557" calcext:value-type="float">
            <text:p>0,862988580134557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910060337611607" calcext:value-type="float">
            <text:p>0,910060337611607</text:p>
          </table:table-cell>
          <table:table-cell office:value-type="float" office:value="0.729620881782946" calcext:value-type="float">
            <text:p>0,729620881782946</text:p>
          </table:table-cell>
          <table:table-cell office:value-type="float" office:value="0.823690282881805" calcext:value-type="float">
            <text:p>0,823690282881805</text:p>
          </table:table-cell>
          <table:table-cell office:value-type="float" office:value="0.700232490555071" calcext:value-type="float">
            <text:p>0,700232490555071</text:p>
          </table:table-cell>
          <table:table-cell office:value-type="float" office:value="0.945606530355951" calcext:value-type="float">
            <text:p>0,945606530355951</text:p>
          </table:table-cell>
          <table:table-cell office:value-type="float" office:value="0.89990695797415" calcext:value-type="float">
            <text:p>0,89990695797415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875043596540179" calcext:value-type="float">
            <text:p>0,875043596540179</text:p>
          </table:table-cell>
          <table:table-cell office:value-type="float" office:value="0.825531708264543" calcext:value-type="float">
            <text:p>0,825531708264543</text:p>
          </table:table-cell>
          <table:table-cell office:value-type="float" office:value="0.825942794680269" calcext:value-type="float">
            <text:p>0,825942794680269</text:p>
          </table:table-cell>
          <table:table-cell office:value-type="float" office:value="0.703494506858668" calcext:value-type="float">
            <text:p>0,703494506858668</text:p>
          </table:table-cell>
          <table:table-cell office:value-type="float" office:value="0.826354290713782" calcext:value-type="float">
            <text:p>0,826354290713782</text:p>
          </table:table-cell>
          <table:table-cell office:value-type="float" office:value="0.902285799757958" calcext:value-type="float">
            <text:p>0,902285799757958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52225167410714" calcext:value-type="float">
            <text:p>0,852225167410714</text:p>
          </table:table-cell>
          <table:table-cell office:value-type="float" office:value="0.645697934920036" calcext:value-type="float">
            <text:p>0,645697934920036</text:p>
          </table:table-cell>
          <table:table-cell office:value-type="float" office:value="0.77453171562367" calcext:value-type="float">
            <text:p>0,77453171562367</text:p>
          </table:table-cell>
          <table:table-cell office:value-type="float" office:value="0.632029180598376" calcext:value-type="float">
            <text:p>0,632029180598376</text:p>
          </table:table-cell>
          <table:table-cell office:value-type="float" office:value="0.967591823167692" calcext:value-type="float">
            <text:p>0,967591823167692</text:p>
          </table:table-cell>
          <table:table-cell office:value-type="float" office:value="0.811200548443909" calcext:value-type="float">
            <text:p>0,811200548443909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878339494977679" calcext:value-type="float">
            <text:p>0,878339494977679</text:p>
          </table:table-cell>
          <table:table-cell office:value-type="float" office:value="0.735962029937934" calcext:value-type="float">
            <text:p>0,735962029937934</text:p>
          </table:table-cell>
          <table:table-cell office:value-type="float" office:value="0.812527711717522" calcext:value-type="float">
            <text:p>0,812527711717522</text:p>
          </table:table-cell>
          <table:table-cell office:value-type="float" office:value="0.684249830278344" calcext:value-type="float">
            <text:p>0,684249830278344</text:p>
          </table:table-cell>
          <table:table-cell office:value-type="float" office:value="0.906874212704697" calcext:value-type="float">
            <text:p>0,906874212704697</text:p>
          </table:table-cell>
          <table:table-cell office:value-type="float" office:value="0.866643719420746" calcext:value-type="float">
            <text:p>0,866643719420746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808977399553571" calcext:value-type="float">
            <text:p>0,808977399553571</text:p>
          </table:table-cell>
          <table:table-cell office:value-type="float" office:value="0.556936910315132" calcext:value-type="float">
            <text:p>0,556936910315132</text:p>
          </table:table-cell>
          <table:table-cell office:value-type="float" office:value="0.706641671130155" calcext:value-type="float">
            <text:p>0,706641671130155</text:p>
          </table:table-cell>
          <table:table-cell office:value-type="float" office:value="0.54636186689858" calcext:value-type="float">
            <text:p>0,54636186689858</text:p>
          </table:table-cell>
          <table:table-cell office:value-type="float" office:value="0.966413947185291" calcext:value-type="float">
            <text:p>0,966413947185291</text:p>
          </table:table-cell>
          <table:table-cell office:value-type="float" office:value="0.759787148824169" calcext:value-type="float">
            <text:p>0,759787148824169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862740652901786" calcext:value-type="float">
            <text:p>0,862740652901786</text:p>
          </table:table-cell>
          <table:table-cell office:value-type="float" office:value="0.813458124899145" calcext:value-type="float">
            <text:p>0,813458124899145</text:p>
          </table:table-cell>
          <table:table-cell office:value-type="float" office:value="0.836697856802008" calcext:value-type="float">
            <text:p>0,836697856802008</text:p>
          </table:table-cell>
          <table:table-cell office:value-type="float" office:value="0.71924380238987" calcext:value-type="float">
            <text:p>0,71924380238987</text:p>
          </table:table-cell>
          <table:table-cell office:value-type="float" office:value="0.861304514971594" calcext:value-type="float">
            <text:p>0,861304514971594</text:p>
          </table:table-cell>
          <table:table-cell office:value-type="float" office:value="0.863731470839596" calcext:value-type="float">
            <text:p>0,863731470839596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839808872767857" calcext:value-type="float">
            <text:p>0,839808872767857</text:p>
          </table:table-cell>
          <table:table-cell office:value-type="float" office:value="0.772751592976312" calcext:value-type="float">
            <text:p>0,772751592976312</text:p>
          </table:table-cell>
          <table:table-cell office:value-type="float" office:value="0.838408359280173" calcext:value-type="float">
            <text:p>0,838408359280173</text:p>
          </table:table-cell>
          <table:table-cell office:value-type="float" office:value="0.721775475898414" calcext:value-type="float">
            <text:p>0,721775475898414</text:p>
          </table:table-cell>
          <table:table-cell office:value-type="float" office:value="0.916258146375224" calcext:value-type="float">
            <text:p>0,916258146375224</text:p>
          </table:table-cell>
          <table:table-cell office:value-type="float" office:value="0.776355890284183" calcext:value-type="float">
            <text:p>0,776355890284183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838021414620536" calcext:value-type="float">
            <text:p>0,838021414620536</text:p>
          </table:table-cell>
          <table:table-cell office:value-type="float" office:value="0.812994812994813" calcext:value-type="float">
            <text:p>0,812994812994813</text:p>
          </table:table-cell>
          <table:table-cell office:value-type="float" office:value="0.858988469800594" calcext:value-type="float">
            <text:p>0,858988469800594</text:p>
          </table:table-cell>
          <table:table-cell office:value-type="float" office:value="0.752830665655477" calcext:value-type="float">
            <text:p>0,752830665655477</text:p>
          </table:table-cell>
          <table:table-cell office:value-type="float" office:value="0.910498197734294" calcext:value-type="float">
            <text:p>0,910498197734294</text:p>
          </table:table-cell>
          <table:table-cell office:value-type="float" office:value="0.752302831912302" calcext:value-type="float">
            <text:p>0,752302831912302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79290771484375" calcext:value-type="float">
            <text:p>0,79290771484375</text:p>
          </table:table-cell>
          <table:table-cell office:value-type="float" office:value="0.541634835752483" calcext:value-type="float">
            <text:p>0,541634835752483</text:p>
          </table:table-cell>
          <table:table-cell office:value-type="float" office:value="0.663321284286626" calcext:value-type="float">
            <text:p>0,663321284286626</text:p>
          </table:table-cell>
          <table:table-cell office:value-type="float" office:value="0.496245864087554" calcext:value-type="float">
            <text:p>0,496245864087554</text:p>
          </table:table-cell>
          <table:table-cell office:value-type="float" office:value="0.855528740675735" calcext:value-type="float">
            <text:p>0,855528740675735</text:p>
          </table:table-cell>
          <table:table-cell office:value-type="float" office:value="0.773299748110831" calcext:value-type="float">
            <text:p>0,773299748110831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87799072265625" calcext:value-type="float">
            <text:p>0,87799072265625</text:p>
          </table:table-cell>
          <table:table-cell office:value-type="float" office:value="0.747682327090091" calcext:value-type="float">
            <text:p>0,747682327090091</text:p>
          </table:table-cell>
          <table:table-cell office:value-type="float" office:value="0.836241500778242" calcext:value-type="float">
            <text:p>0,836241500778242</text:p>
          </table:table-cell>
          <table:table-cell office:value-type="float" office:value="0.718569618471069" calcext:value-type="float">
            <text:p>0,718569618471069</text:p>
          </table:table-cell>
          <table:table-cell office:value-type="float" office:value="0.948598130841122" calcext:value-type="float">
            <text:p>0,948598130841122</text:p>
          </table:table-cell>
          <table:table-cell office:value-type="float" office:value="0.84346437474034" calcext:value-type="float">
            <text:p>0,84346437474034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808419363839286" calcext:value-type="float">
            <text:p>0,808419363839286</text:p>
          </table:table-cell>
          <table:table-cell office:value-type="float" office:value="0.594085464417458" calcext:value-type="float">
            <text:p>0,594085464417458</text:p>
          </table:table-cell>
          <table:table-cell office:value-type="float" office:value="0.722946561420321" calcext:value-type="float">
            <text:p>0,722946561420321</text:p>
          </table:table-cell>
          <table:table-cell office:value-type="float" office:value="0.566105175852604" calcext:value-type="float">
            <text:p>0,566105175852604</text:p>
          </table:table-cell>
          <table:table-cell office:value-type="float" office:value="0.923193353085148" calcext:value-type="float">
            <text:p>0,923193353085148</text:p>
          </table:table-cell>
          <table:table-cell office:value-type="float" office:value="0.765806590463437" calcext:value-type="float">
            <text:p>0,765806590463437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36800711495536" calcext:value-type="float">
            <text:p>0,836800711495536</text:p>
          </table:table-cell>
          <table:table-cell office:value-type="float" office:value="0.606598916354422" calcext:value-type="float">
            <text:p>0,606598916354422</text:p>
          </table:table-cell>
          <table:table-cell office:value-type="float" office:value="0.706275599077256" calcext:value-type="float">
            <text:p>0,706275599077256</text:p>
          </table:table-cell>
          <table:table-cell office:value-type="float" office:value="0.545924308588064" calcext:value-type="float">
            <text:p>0,545924308588064</text:p>
          </table:table-cell>
          <table:table-cell office:value-type="float" office:value="0.845151355817622" calcext:value-type="float">
            <text:p>0,845151355817622</text:p>
          </table:table-cell>
          <table:table-cell office:value-type="float" office:value="0.834275851104903" calcext:value-type="float">
            <text:p>0,834275851104903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860089983258929" calcext:value-type="float">
            <text:p>0,860089983258929</text:p>
          </table:table-cell>
          <table:table-cell office:value-type="float" office:value="0.574901174110567" calcext:value-type="float">
            <text:p>0,574901174110567</text:p>
          </table:table-cell>
          <table:table-cell office:value-type="float" office:value="0.708371196975755" calcext:value-type="float">
            <text:p>0,708371196975755</text:p>
          </table:table-cell>
          <table:table-cell office:value-type="float" office:value="0.548432487195362" calcext:value-type="float">
            <text:p>0,548432487195362</text:p>
          </table:table-cell>
          <table:table-cell office:value-type="float" office:value="0.922552546866124" calcext:value-type="float">
            <text:p>0,922552546866124</text:p>
          </table:table-cell>
          <table:table-cell office:value-type="float" office:value="0.845987773075114" calcext:value-type="float">
            <text:p>0,845987773075114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00615583147321" calcext:value-type="float">
            <text:p>0,800615583147321</text:p>
          </table:table-cell>
          <table:table-cell office:value-type="float" office:value="0.507107690174052" calcext:value-type="float">
            <text:p>0,507107690174052</text:p>
          </table:table-cell>
          <table:table-cell office:value-type="float" office:value="0.657397557869503" calcext:value-type="float">
            <text:p>0,657397557869503</text:p>
          </table:table-cell>
          <table:table-cell office:value-type="float" office:value="0.489644244074454" calcext:value-type="float">
            <text:p>0,489644244074454</text:p>
          </table:table-cell>
          <table:table-cell office:value-type="float" office:value="0.934290094540499" calcext:value-type="float">
            <text:p>0,934290094540499</text:p>
          </table:table-cell>
          <table:table-cell office:value-type="float" office:value="0.766199592132096" calcext:value-type="float">
            <text:p>0,76619959213209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3" table:formula="of:=AVERAGE([.C2:.C25])" office:value-type="float" office:value="0.855662754603795" calcext:value-type="float">
            <text:p>0,855662754603795</text:p>
          </table:table-cell>
          <table:table-cell table:style-name="ce3" table:formula="of:=AVERAGE([.D2:.D25])" office:value-type="float" office:value="0.727261490901371" calcext:value-type="float">
            <text:p>0,727261490901371</text:p>
          </table:table-cell>
          <table:table-cell table:style-name="ce3" table:formula="of:=AVERAGE([.E2:.E25])" office:value-type="float" office:value="0.79834517086842" calcext:value-type="float">
            <text:p>0,79834517086842</text:p>
          </table:table-cell>
          <table:table-cell table:style-name="ce3" table:formula="of:=AVERAGE([.F2:.F25])" office:value-type="float" office:value="0.669555237299356" calcext:value-type="float">
            <text:p>0,669555237299356</text:p>
          </table:table-cell>
          <table:table-cell table:style-name="ce3" table:formula="of:=AVERAGE([.G2:.G25])" office:value-type="float" office:value="0.9003411806894" calcext:value-type="float">
            <text:p>0,9003411806894</text:p>
          </table:table-cell>
          <table:table-cell table:style-name="ce3" table:formula="of:=AVERAGE([.H2:.H25])" office:value-type="float" office:value="0.832669049207053" calcext:value-type="float">
            <text:p>0,832669049207053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876506987072173" calcext:value-type="float">
            <text:p>0,876506987072173</text:p>
          </table:table-cell>
          <table:table-cell table:formula="of:=AVERAGE([.D8:.D13])" office:value-type="float" office:value="0.776449321758097" calcext:value-type="float">
            <text:p>0,776449321758097</text:p>
          </table:table-cell>
          <table:table-cell table:formula="of:=AVERAGE([.E8:.E13])" office:value-type="float" office:value="0.814256600489476" calcext:value-type="float">
            <text:p>0,814256600489476</text:p>
          </table:table-cell>
          <table:table-cell table:formula="of:=AVERAGE([.F8:.F13])" office:value-type="float" office:value="0.688477827190248" calcext:value-type="float">
            <text:p>0,688477827190248</text:p>
          </table:table-cell>
          <table:table-cell table:formula="of:=AVERAGE([.G8:.G13])" office:value-type="float" office:value="0.863447832048439" calcext:value-type="float">
            <text:p>0,863447832048439</text:p>
          </table:table-cell>
          <table:table-cell table:formula="of:=AVERAGE([.H8:.H13])" office:value-type="float" office:value="0.886716144055949" calcext:value-type="float">
            <text:p>0,88671614405594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86998785109747" calcext:value-type="float">
            <text:p>0,86998785109747</text:p>
          </table:table-cell>
          <table:table-cell table:formula="of:=AVERAGE([.D2:.D7])" office:value-type="float" office:value="0.814294672856979" calcext:value-type="float">
            <text:p>0,814294672856979</text:p>
          </table:table-cell>
          <table:table-cell table:formula="of:=AVERAGE([.E2:.E7])" office:value-type="float" office:value="0.858732502190566" calcext:value-type="float">
            <text:p>0,858732502190566</text:p>
          </table:table-cell>
          <table:table-cell table:formula="of:=AVERAGE([.F2:.F7])" office:value-type="float" office:value="0.752841035342483" calcext:value-type="float">
            <text:p>0,752841035342483</text:p>
          </table:table-cell>
          <table:table-cell table:formula="of:=AVERAGE([.G2:.G7])" office:value-type="float" office:value="0.911541046714986" calcext:value-type="float">
            <text:p>0,911541046714986</text:p>
          </table:table-cell>
          <table:table-cell table:formula="of:=AVERAGE([.H2:.H7])" office:value-type="float" office:value="0.834117462880326" calcext:value-type="float">
            <text:p>0,834117462880326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846685500372024" calcext:value-type="float">
            <text:p>0,846685500372024</text:p>
          </table:table-cell>
          <table:table-cell table:formula="of:=AVERAGE([.D14:.D19])" office:value-type="float" office:value="0.722966901007229" calcext:value-type="float">
            <text:p>0,722966901007229</text:p>
          </table:table-cell>
          <table:table-cell table:formula="of:=AVERAGE([.E14:.E19])" office:value-type="float" office:value="0.804632630725687" calcext:value-type="float">
            <text:p>0,804632630725687</text:p>
          </table:table-cell>
          <table:table-cell table:formula="of:=AVERAGE([.F14:.F19])" office:value-type="float" office:value="0.676081803619844" calcext:value-type="float">
            <text:p>0,676081803619844</text:p>
          </table:table-cell>
          <table:table-cell table:formula="of:=AVERAGE([.G14:.G19])" office:value-type="float" office:value="0.921490140356465" calcext:value-type="float">
            <text:p>0,921490140356465</text:p>
          </table:table-cell>
          <table:table-cell table:formula="of:=AVERAGE([.H14:.H19])" office:value-type="float" office:value="0.805003601620818" calcext:value-type="float">
            <text:p>0,805003601620818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29470679873512" calcext:value-type="float">
            <text:p>0,829470679873512</text:p>
          </table:table-cell>
          <table:table-cell table:formula="of:=AVERAGE([.D20:.D25])" office:value-type="float" office:value="0.595335067983179" calcext:value-type="float">
            <text:p>0,595335067983179</text:p>
          </table:table-cell>
          <table:table-cell table:formula="of:=AVERAGE([.E20:.E25])" office:value-type="float" office:value="0.715758950067951" calcext:value-type="float">
            <text:p>0,715758950067951</text:p>
          </table:table-cell>
          <table:table-cell table:formula="of:=AVERAGE([.F20:.F25])" office:value-type="float" office:value="0.560820283044851" calcext:value-type="float">
            <text:p>0,560820283044851</text:p>
          </table:table-cell>
          <table:table-cell table:formula="of:=AVERAGE([.G20:.G25])" office:value-type="float" office:value="0.904885703637708" calcext:value-type="float">
            <text:p>0,904885703637708</text:p>
          </table:table-cell>
          <table:table-cell table:formula="of:=AVERAGE([.H20:.H25])" office:value-type="float" office:value="0.80483898827112" calcext:value-type="float">
            <text:p>0,80483898827112</text:p>
          </table:table-cell>
        </table:table-row>
      </table:table>
      <table:table table:name="1-unet_based (otsu)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Displasia typ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f1/dice</text:p>
          </table:table-cell>
          <table:table-cell table:style-name="ce1" office:value-type="string" calcext:value-type="string">
            <text:p>jaccard</text:p>
          </table:table-cell>
          <table:table-cell table:style-name="ce1" office:value-type="string" calcext:value-type="string">
            <text:p>sensitivity/recall</text:p>
          </table:table-cell>
          <table:table-cell table:style-name="ce1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909092494419643" calcext:value-type="float">
            <text:p>0,909092494419643</text:p>
          </table:table-cell>
          <table:table-cell office:value-type="float" office:value="0.934587102576311" calcext:value-type="float">
            <text:p>0,934587102576311</text:p>
          </table:table-cell>
          <table:table-cell office:value-type="float" office:value="0.871429980762591" calcext:value-type="float">
            <text:p>0,871429980762591</text:p>
          </table:table-cell>
          <table:table-cell office:value-type="float" office:value="0.772154111759435" calcext:value-type="float">
            <text:p>0,772154111759435</text:p>
          </table:table-cell>
          <table:table-cell office:value-type="float" office:value="0.816268539481588" calcext:value-type="float">
            <text:p>0,816268539481588</text:p>
          </table:table-cell>
          <table:table-cell office:value-type="float" office:value="0.965365115823086" calcext:value-type="float">
            <text:p>0,965365115823086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882298060825893" calcext:value-type="float">
            <text:p>0,882298060825893</text:p>
          </table:table-cell>
          <table:table-cell office:value-type="float" office:value="0.846396149285954" calcext:value-type="float">
            <text:p>0,846396149285954</text:p>
          </table:table-cell>
          <table:table-cell office:value-type="float" office:value="0.876334087598596" calcext:value-type="float">
            <text:p>0,876334087598596</text:p>
          </table:table-cell>
          <table:table-cell office:value-type="float" office:value="0.779888468562484" calcext:value-type="float">
            <text:p>0,779888468562484</text:p>
          </table:table-cell>
          <table:table-cell office:value-type="float" office:value="0.908467558121866" calcext:value-type="float">
            <text:p>0,908467558121866</text:p>
          </table:table-cell>
          <table:table-cell office:value-type="float" office:value="0.860090264345583" calcext:value-type="float">
            <text:p>0,860090264345583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918169294084821" calcext:value-type="float">
            <text:p>0,918169294084821</text:p>
          </table:table-cell>
          <table:table-cell office:value-type="float" office:value="0.892752018918715" calcext:value-type="float">
            <text:p>0,892752018918715</text:p>
          </table:table-cell>
          <table:table-cell office:value-type="float" office:value="0.883208681259878" calcext:value-type="float">
            <text:p>0,883208681259878</text:p>
          </table:table-cell>
          <table:table-cell office:value-type="float" office:value="0.790844866394776" calcext:value-type="float">
            <text:p>0,790844866394776</text:p>
          </table:table-cell>
          <table:table-cell office:value-type="float" office:value="0.873867218282112" calcext:value-type="float">
            <text:p>0,873867218282112</text:p>
          </table:table-cell>
          <table:table-cell office:value-type="float" office:value="0.942454103671706" calcext:value-type="float">
            <text:p>0,942454103671706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889090401785714" calcext:value-type="float">
            <text:p>0,889090401785714</text:p>
          </table:table-cell>
          <table:table-cell office:value-type="float" office:value="0.84788788390816" calcext:value-type="float">
            <text:p>0,84788788390816</text:p>
          </table:table-cell>
          <table:table-cell office:value-type="float" office:value="0.870238508150899" calcext:value-type="float">
            <text:p>0,870238508150899</text:p>
          </table:table-cell>
          <table:table-cell office:value-type="float" office:value="0.770285157025987" calcext:value-type="float">
            <text:p>0,770285157025987</text:p>
          </table:table-cell>
          <table:table-cell office:value-type="float" office:value="0.893799375536975" calcext:value-type="float">
            <text:p>0,893799375536975</text:p>
          </table:table-cell>
          <table:table-cell office:value-type="float" office:value="0.885734764884197" calcext:value-type="float">
            <text:p>0,885734764884197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858712332589286" calcext:value-type="float">
            <text:p>0,858712332589286</text:p>
          </table:table-cell>
          <table:table-cell office:value-type="float" office:value="0.827030110277595" calcext:value-type="float">
            <text:p>0,827030110277595</text:p>
          </table:table-cell>
          <table:table-cell office:value-type="float" office:value="0.855189547623729" calcext:value-type="float">
            <text:p>0,855189547623729</text:p>
          </table:table-cell>
          <table:table-cell office:value-type="float" office:value="0.747014098140544" calcext:value-type="float">
            <text:p>0,747014098140544</text:p>
          </table:table-cell>
          <table:table-cell office:value-type="float" office:value="0.885334172156021" calcext:value-type="float">
            <text:p>0,885334172156021</text:p>
          </table:table-cell>
          <table:table-cell office:value-type="float" office:value="0.834987797638678" calcext:value-type="float">
            <text:p>0,834987797638678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838666643415179" calcext:value-type="float">
            <text:p>0,838666643415179</text:p>
          </table:table-cell>
          <table:table-cell office:value-type="float" office:value="0.859894087546361" calcext:value-type="float">
            <text:p>0,859894087546361</text:p>
          </table:table-cell>
          <table:table-cell office:value-type="float" office:value="0.82413770161482" calcext:value-type="float">
            <text:p>0,82413770161482</text:p>
          </table:table-cell>
          <table:table-cell office:value-type="float" office:value="0.700879433541337" calcext:value-type="float">
            <text:p>0,700879433541337</text:p>
          </table:table-cell>
          <table:table-cell office:value-type="float" office:value="0.791236266744534" calcext:value-type="float">
            <text:p>0,791236266744534</text:p>
          </table:table-cell>
          <table:table-cell office:value-type="float" office:value="0.88205830300197" calcext:value-type="float">
            <text:p>0,88205830300197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888253348214286" calcext:value-type="float">
            <text:p>0,888253348214286</text:p>
          </table:table-cell>
          <table:table-cell office:value-type="float" office:value="0.696518705463183" calcext:value-type="float">
            <text:p>0,696518705463183</text:p>
          </table:table-cell>
          <table:table-cell office:value-type="float" office:value="0.745461767626614" calcext:value-type="float">
            <text:p>0,745461767626614</text:p>
          </table:table-cell>
          <table:table-cell office:value-type="float" office:value="0.594212076116898" calcext:value-type="float">
            <text:p>0,594212076116898</text:p>
          </table:table-cell>
          <table:table-cell office:value-type="float" office:value="0.801802956506879" calcext:value-type="float">
            <text:p>0,801802956506879</text:p>
          </table:table-cell>
          <table:table-cell office:value-type="float" office:value="0.910420455292391" calcext:value-type="float">
            <text:p>0,910420455292391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8780517578125" calcext:value-type="float">
            <text:p>0,8780517578125</text:p>
          </table:table-cell>
          <table:table-cell office:value-type="float" office:value="0.886727182875127" calcext:value-type="float">
            <text:p>0,886727182875127</text:p>
          </table:table-cell>
          <table:table-cell office:value-type="float" office:value="0.829791894852136" calcext:value-type="float">
            <text:p>0,829791894852136</text:p>
          </table:table-cell>
          <table:table-cell office:value-type="float" office:value="0.709097716211157" calcext:value-type="float">
            <text:p>0,709097716211157</text:p>
          </table:table-cell>
          <table:table-cell office:value-type="float" office:value="0.779726917183176" calcext:value-type="float">
            <text:p>0,779726917183176</text:p>
          </table:table-cell>
          <table:table-cell office:value-type="float" office:value="0.938631719861904" calcext:value-type="float">
            <text:p>0,938631719861904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858694893973214" calcext:value-type="float">
            <text:p>0,858694893973214</text:p>
          </table:table-cell>
          <table:table-cell office:value-type="float" office:value="0.923271520412189" calcext:value-type="float">
            <text:p>0,923271520412189</text:p>
          </table:table-cell>
          <table:table-cell office:value-type="float" office:value="0.830778548158049" calcext:value-type="float">
            <text:p>0,830778548158049</text:p>
          </table:table-cell>
          <table:table-cell office:value-type="float" office:value="0.710539946773358" calcext:value-type="float">
            <text:p>0,710539946773358</text:p>
          </table:table-cell>
          <table:table-cell office:value-type="float" office:value="0.75512993299292" calcext:value-type="float">
            <text:p>0,75512993299292</text:p>
          </table:table-cell>
          <table:table-cell office:value-type="float" office:value="0.946683438966568" calcext:value-type="float">
            <text:p>0,946683438966568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893894740513393" calcext:value-type="float">
            <text:p>0,893894740513393</text:p>
          </table:table-cell>
          <table:table-cell office:value-type="float" office:value="0.849896327014218" calcext:value-type="float">
            <text:p>0,849896327014218</text:p>
          </table:table-cell>
          <table:table-cell office:value-type="float" office:value="0.849822907282398" calcext:value-type="float">
            <text:p>0,849822907282398</text:p>
          </table:table-cell>
          <table:table-cell office:value-type="float" office:value="0.738862660944206" calcext:value-type="float">
            <text:p>0,738862660944206</text:p>
          </table:table-cell>
          <table:table-cell office:value-type="float" office:value="0.849749500234458" calcext:value-type="float">
            <text:p>0,849749500234458</text:p>
          </table:table-cell>
          <table:table-cell office:value-type="float" office:value="0.918011568175383" calcext:value-type="float">
            <text:p>0,918011568175383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928056989397321" calcext:value-type="float">
            <text:p>0,928056989397321</text:p>
          </table:table-cell>
          <table:table-cell office:value-type="float" office:value="0.812726876724263" calcext:value-type="float">
            <text:p>0,812726876724263</text:p>
          </table:table-cell>
          <table:table-cell office:value-type="float" office:value="0.844405891116182" calcext:value-type="float">
            <text:p>0,844405891116182</text:p>
          </table:table-cell>
          <table:table-cell office:value-type="float" office:value="0.730711488250653" calcext:value-type="float">
            <text:p>0,730711488250653</text:p>
          </table:table-cell>
          <table:table-cell office:value-type="float" office:value="0.878654683882108" calcext:value-type="float">
            <text:p>0,878654683882108</text:p>
          </table:table-cell>
          <table:table-cell office:value-type="float" office:value="0.942168215498784" calcext:value-type="float">
            <text:p>0,942168215498784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887503487723214" calcext:value-type="float">
            <text:p>0,887503487723214</text:p>
          </table:table-cell>
          <table:table-cell office:value-type="float" office:value="0.89328580578685" calcext:value-type="float">
            <text:p>0,89328580578685</text:p>
          </table:table-cell>
          <table:table-cell office:value-type="float" office:value="0.832563330564784" calcext:value-type="float">
            <text:p>0,832563330564784</text:p>
          </table:table-cell>
          <table:table-cell office:value-type="float" office:value="0.71315502790191" calcext:value-type="float">
            <text:p>0,71315502790191</text:p>
          </table:table-cell>
          <table:table-cell office:value-type="float" office:value="0.779570807106229" calcext:value-type="float">
            <text:p>0,779570807106229</text:p>
          </table:table-cell>
          <table:table-cell office:value-type="float" office:value="0.947893012061299" calcext:value-type="float">
            <text:p>0,947893012061299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91802106584821" calcext:value-type="float">
            <text:p>0,891802106584821</text:p>
          </table:table-cell>
          <table:table-cell office:value-type="float" office:value="0.735692570270414" calcext:value-type="float">
            <text:p>0,735692570270414</text:p>
          </table:table-cell>
          <table:table-cell office:value-type="float" office:value="0.816388736812512" calcext:value-type="float">
            <text:p>0,816388736812512</text:p>
          </table:table-cell>
          <table:table-cell office:value-type="float" office:value="0.68974397439744" calcext:value-type="float">
            <text:p>0,68974397439744</text:p>
          </table:table-cell>
          <table:table-cell office:value-type="float" office:value="0.91696858899784" calcext:value-type="float">
            <text:p>0,91696858899784</text:p>
          </table:table-cell>
          <table:table-cell office:value-type="float" office:value="0.88285285391771" calcext:value-type="float">
            <text:p>0,88285285391771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896135602678571" calcext:value-type="float">
            <text:p>0,896135602678571</text:p>
          </table:table-cell>
          <table:table-cell office:value-type="float" office:value="0.801984104616425" calcext:value-type="float">
            <text:p>0,801984104616425</text:p>
          </table:table-cell>
          <table:table-cell office:value-type="float" office:value="0.826920841566895" calcext:value-type="float">
            <text:p>0,826920841566895</text:p>
          </table:table-cell>
          <table:table-cell office:value-type="float" office:value="0.704914783987317" calcext:value-type="float">
            <text:p>0,704914783987317</text:p>
          </table:table-cell>
          <table:table-cell office:value-type="float" office:value="0.853458100893768" calcext:value-type="float">
            <text:p>0,853458100893768</text:p>
          </table:table-cell>
          <table:table-cell office:value-type="float" office:value="0.913628205443414" calcext:value-type="float">
            <text:p>0,913628205443414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858555385044643" calcext:value-type="float">
            <text:p>0,858555385044643</text:p>
          </table:table-cell>
          <table:table-cell office:value-type="float" office:value="0.6397739599889" calcext:value-type="float">
            <text:p>0,6397739599889</text:p>
          </table:table-cell>
          <table:table-cell office:value-type="float" office:value="0.757670819515401" calcext:value-type="float">
            <text:p>0,757670819515401</text:p>
          </table:table-cell>
          <table:table-cell office:value-type="float" office:value="0.609879274686162" calcext:value-type="float">
            <text:p>0,609879274686162</text:p>
          </table:table-cell>
          <table:table-cell office:value-type="float" office:value="0.928835659085082" calcext:value-type="float">
            <text:p>0,928835659085082</text:p>
          </table:table-cell>
          <table:table-cell office:value-type="float" office:value="0.836596669909023" calcext:value-type="float">
            <text:p>0,836596669909023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877920968191964" calcext:value-type="float">
            <text:p>0,877920968191964</text:p>
          </table:table-cell>
          <table:table-cell office:value-type="float" office:value="0.883485616806487" calcext:value-type="float">
            <text:p>0,883485616806487</text:p>
          </table:table-cell>
          <table:table-cell office:value-type="float" office:value="0.843764994699548" calcext:value-type="float">
            <text:p>0,843764994699548</text:p>
          </table:table-cell>
          <table:table-cell office:value-type="float" office:value="0.729752161828289" calcext:value-type="float">
            <text:p>0,729752161828289</text:p>
          </table:table-cell>
          <table:table-cell office:value-type="float" office:value="0.807462304045107" calcext:value-type="float">
            <text:p>0,807462304045107</text:p>
          </table:table-cell>
          <table:table-cell office:value-type="float" office:value="0.926531694810362" calcext:value-type="float">
            <text:p>0,926531694810362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858494349888393" calcext:value-type="float">
            <text:p>0,858494349888393</text:p>
          </table:table-cell>
          <table:table-cell office:value-type="float" office:value="0.838914352816395" calcext:value-type="float">
            <text:p>0,838914352816395</text:p>
          </table:table-cell>
          <table:table-cell office:value-type="float" office:value="0.845165291227401" calcext:value-type="float">
            <text:p>0,845165291227401</text:p>
          </table:table-cell>
          <table:table-cell office:value-type="float" office:value="0.731849575361026" calcext:value-type="float">
            <text:p>0,731849575361026</text:p>
          </table:table-cell>
          <table:table-cell office:value-type="float" office:value="0.851510083242017" calcext:value-type="float">
            <text:p>0,851510083242017</text:p>
          </table:table-cell>
          <table:table-cell office:value-type="float" office:value="0.86429129900592" calcext:value-type="float">
            <text:p>0,86429129900592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851414271763393" calcext:value-type="float">
            <text:p>0,851414271763393</text:p>
          </table:table-cell>
          <table:table-cell office:value-type="float" office:value="0.876995603403601" calcext:value-type="float">
            <text:p>0,876995603403601</text:p>
          </table:table-cell>
          <table:table-cell office:value-type="float" office:value="0.860277297213089" calcext:value-type="float">
            <text:p>0,860277297213089</text:p>
          </table:table-cell>
          <table:table-cell office:value-type="float" office:value="0.754812811142125" calcext:value-type="float">
            <text:p>0,754812811142125</text:p>
          </table:table-cell>
          <table:table-cell office:value-type="float" office:value="0.84418447476828" calcext:value-type="float">
            <text:p>0,84418447476828</text:p>
          </table:table-cell>
          <table:table-cell office:value-type="float" office:value="0.859964981729598" calcext:value-type="float">
            <text:p>0,859964981729598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83746337890625" calcext:value-type="float">
            <text:p>0,83746337890625</text:p>
          </table:table-cell>
          <table:table-cell office:value-type="float" office:value="0.627463036158688" calcext:value-type="float">
            <text:p>0,627463036158688</text:p>
          </table:table-cell>
          <table:table-cell office:value-type="float" office:value="0.69690909386534" calcext:value-type="float">
            <text:p>0,69690909386534</text:p>
          </table:table-cell>
          <table:table-cell office:value-type="float" office:value="0.534812337791974" calcext:value-type="float">
            <text:p>0,534812337791974</text:p>
          </table:table-cell>
          <table:table-cell office:value-type="float" office:value="0.783640485593096" calcext:value-type="float">
            <text:p>0,783640485593096</text:p>
          </table:table-cell>
          <table:table-cell office:value-type="float" office:value="0.854316464392031" calcext:value-type="float">
            <text:p>0,854316464392031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913199288504464" calcext:value-type="float">
            <text:p>0,913199288504464</text:p>
          </table:table-cell>
          <table:table-cell office:value-type="float" office:value="0.84199353262077" calcext:value-type="float">
            <text:p>0,84199353262077</text:p>
          </table:table-cell>
          <table:table-cell office:value-type="float" office:value="0.872657499200512" calcext:value-type="float">
            <text:p>0,872657499200512</text:p>
          </table:table-cell>
          <table:table-cell office:value-type="float" office:value="0.774083739929649" calcext:value-type="float">
            <text:p>0,774083739929649</text:p>
          </table:table-cell>
          <table:table-cell office:value-type="float" office:value="0.905639337298216" calcext:value-type="float">
            <text:p>0,905639337298216</text:p>
          </table:table-cell>
          <table:table-cell office:value-type="float" office:value="0.916896032405484" calcext:value-type="float">
            <text:p>0,916896032405484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847560337611607" calcext:value-type="float">
            <text:p>0,847560337611607</text:p>
          </table:table-cell>
          <table:table-cell office:value-type="float" office:value="0.66843764740932" calcext:value-type="float">
            <text:p>0,66843764740932</text:p>
          </table:table-cell>
          <table:table-cell office:value-type="float" office:value="0.754903197768151" calcext:value-type="float">
            <text:p>0,754903197768151</text:p>
          </table:table-cell>
          <table:table-cell office:value-type="float" office:value="0.606300808431103" calcext:value-type="float">
            <text:p>0,606300808431103</text:p>
          </table:table-cell>
          <table:table-cell office:value-type="float" office:value="0.867061702949891" calcext:value-type="float">
            <text:p>0,867061702949891</text:p>
          </table:table-cell>
          <table:table-cell office:value-type="float" office:value="0.840319957912861" calcext:value-type="float">
            <text:p>0,840319957912861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59505789620536" calcext:value-type="float">
            <text:p>0,859505789620536</text:p>
          </table:table-cell>
          <table:table-cell office:value-type="float" office:value="0.666825351486877" calcext:value-type="float">
            <text:p>0,666825351486877</text:p>
          </table:table-cell>
          <table:table-cell office:value-type="float" office:value="0.722834781112927" calcext:value-type="float">
            <text:p>0,722834781112927</text:p>
          </table:table-cell>
          <table:table-cell office:value-type="float" office:value="0.565968106885034" calcext:value-type="float">
            <text:p>0,565968106885034</text:p>
          </table:table-cell>
          <table:table-cell office:value-type="float" office:value="0.789115901750169" calcext:value-type="float">
            <text:p>0,789115901750169</text:p>
          </table:table-cell>
          <table:table-cell office:value-type="float" office:value="0.880788535350094" calcext:value-type="float">
            <text:p>0,880788535350094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897181919642857" calcext:value-type="float">
            <text:p>0,897181919642857</text:p>
          </table:table-cell>
          <table:table-cell office:value-type="float" office:value="0.669611050527081" calcext:value-type="float">
            <text:p>0,669611050527081</text:p>
          </table:table-cell>
          <table:table-cell office:value-type="float" office:value="0.757535880248386" calcext:value-type="float">
            <text:p>0,757535880248386</text:p>
          </table:table-cell>
          <table:table-cell office:value-type="float" office:value="0.609704431867077" calcext:value-type="float">
            <text:p>0,609704431867077</text:p>
          </table:table-cell>
          <table:table-cell office:value-type="float" office:value="0.872041280060595" calcext:value-type="float">
            <text:p>0,872041280060595</text:p>
          </table:table-cell>
          <table:table-cell office:value-type="float" office:value="0.902857936813304" calcext:value-type="float">
            <text:p>0,902857936813304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428955078125" calcext:value-type="float">
            <text:p>0,8428955078125</text:p>
          </table:table-cell>
          <table:table-cell office:value-type="float" office:value="0.573603103615497" calcext:value-type="float">
            <text:p>0,573603103615497</text:p>
          </table:table-cell>
          <table:table-cell office:value-type="float" office:value="0.702673267326733" calcext:value-type="float">
            <text:p>0,702673267326733</text:p>
          </table:table-cell>
          <table:table-cell office:value-type="float" office:value="0.541631687399832" calcext:value-type="float">
            <text:p>0,541631687399832</text:p>
          </table:table-cell>
          <table:table-cell office:value-type="float" office:value="0.906694489396133" calcext:value-type="float">
            <text:p>0,906694489396133</text:p>
          </table:table-cell>
          <table:table-cell office:value-type="float" office:value="0.826469749797163" calcext:value-type="float">
            <text:p>0,82646974979716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3" table:formula="of:=AVERAGE([.C2:.C25])" office:value-type="float" office:value="0.877608889625186" calcext:value-type="float">
            <text:p>0,877608889625186</text:p>
          </table:table-cell>
          <table:table-cell table:style-name="ce3" table:formula="of:=AVERAGE([.D2:.D25])" office:value-type="float" office:value="0.795656404187891" calcext:value-type="float">
            <text:p>0,795656404187891</text:p>
          </table:table-cell>
          <table:table-cell table:style-name="ce3" table:formula="of:=AVERAGE([.E2:.E25])" office:value-type="float" office:value="0.815461022798649" calcext:value-type="float">
            <text:p>0,815461022798649</text:p>
          </table:table-cell>
          <table:table-cell table:style-name="ce3" table:formula="of:=AVERAGE([.F2:.F25])" office:value-type="float" office:value="0.692129114388741" calcext:value-type="float">
            <text:p>0,692129114388741</text:p>
          </table:table-cell>
          <table:table-cell table:style-name="ce3" table:formula="of:=AVERAGE([.G2:.G25])" office:value-type="float" office:value="0.847509180679544" calcext:value-type="float">
            <text:p>0,847509180679544</text:p>
          </table:table-cell>
          <table:table-cell table:style-name="ce3" table:formula="of:=AVERAGE([.H2:.H25])" office:value-type="float" office:value="0.895000547529522" calcext:value-type="float">
            <text:p>0,895000547529522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889075869605655" calcext:value-type="float">
            <text:p>0,889075869605655</text:p>
          </table:table-cell>
          <table:table-cell table:formula="of:=AVERAGE([.D8:.D13])" office:value-type="float" office:value="0.843737736379305" calcext:value-type="float">
            <text:p>0,843737736379305</text:p>
          </table:table-cell>
          <table:table-cell table:formula="of:=AVERAGE([.E8:.E13])" office:value-type="float" office:value="0.82213738993336" calcext:value-type="float">
            <text:p>0,82213738993336</text:p>
          </table:table-cell>
          <table:table-cell table:formula="of:=AVERAGE([.F8:.F13])" office:value-type="float" office:value="0.699429819366364" calcext:value-type="float">
            <text:p>0,699429819366364</text:p>
          </table:table-cell>
          <table:table-cell table:formula="of:=AVERAGE([.G8:.G13])" office:value-type="float" office:value="0.807439132984295" calcext:value-type="float">
            <text:p>0,807439132984295</text:p>
          </table:table-cell>
          <table:table-cell table:formula="of:=AVERAGE([.H8:.H13])" office:value-type="float" office:value="0.933968068309388" calcext:value-type="float">
            <text:p>0,933968068309388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882671537853423" calcext:value-type="float">
            <text:p>0,882671537853423</text:p>
          </table:table-cell>
          <table:table-cell table:formula="of:=AVERAGE([.D2:.D7])" office:value-type="float" office:value="0.86809122541885" calcext:value-type="float">
            <text:p>0,86809122541885</text:p>
          </table:table-cell>
          <table:table-cell table:formula="of:=AVERAGE([.E2:.E7])" office:value-type="float" office:value="0.863423084501752" calcext:value-type="float">
            <text:p>0,863423084501752</text:p>
          </table:table-cell>
          <table:table-cell table:formula="of:=AVERAGE([.F2:.F7])" office:value-type="float" office:value="0.760177689237427" calcext:value-type="float">
            <text:p>0,760177689237427</text:p>
          </table:table-cell>
          <table:table-cell table:formula="of:=AVERAGE([.G2:.G7])" office:value-type="float" office:value="0.861495521720516" calcext:value-type="float">
            <text:p>0,861495521720516</text:p>
          </table:table-cell>
          <table:table-cell table:formula="of:=AVERAGE([.H2:.H7])" office:value-type="float" office:value="0.895115058227537" calcext:value-type="float">
            <text:p>0,895115058227537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872387114025297" calcext:value-type="float">
            <text:p>0,872387114025297</text:p>
          </table:table-cell>
          <table:table-cell table:formula="of:=AVERAGE([.D14:.D19])" office:value-type="float" office:value="0.79614103465037" calcext:value-type="float">
            <text:p>0,79614103465037</text:p>
          </table:table-cell>
          <table:table-cell table:formula="of:=AVERAGE([.E14:.E19])" office:value-type="float" office:value="0.825031330172474" calcext:value-type="float">
            <text:p>0,825031330172474</text:p>
          </table:table-cell>
          <table:table-cell table:formula="of:=AVERAGE([.F14:.F19])" office:value-type="float" office:value="0.703492096900393" calcext:value-type="float">
            <text:p>0,703492096900393</text:p>
          </table:table-cell>
          <table:table-cell table:formula="of:=AVERAGE([.G14:.G19])" office:value-type="float" office:value="0.867069868505349" calcext:value-type="float">
            <text:p>0,867069868505349</text:p>
          </table:table-cell>
          <table:table-cell table:formula="of:=AVERAGE([.H14:.H19])" office:value-type="float" office:value="0.880644284136004" calcext:value-type="float">
            <text:p>0,88064428413600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66301037016369" calcext:value-type="float">
            <text:p>0,866301037016369</text:p>
          </table:table-cell>
          <table:table-cell table:formula="of:=AVERAGE([.D20:.D25])" office:value-type="float" office:value="0.674655620303039" calcext:value-type="float">
            <text:p>0,674655620303039</text:p>
          </table:table-cell>
          <table:table-cell table:formula="of:=AVERAGE([.E20:.E25])" office:value-type="float" office:value="0.751252286587008" calcext:value-type="float">
            <text:p>0,751252286587008</text:p>
          </table:table-cell>
          <table:table-cell table:formula="of:=AVERAGE([.F20:.F25])" office:value-type="float" office:value="0.605416852050778" calcext:value-type="float">
            <text:p>0,605416852050778</text:p>
          </table:table-cell>
          <table:table-cell table:formula="of:=AVERAGE([.G20:.G25])" office:value-type="float" office:value="0.854032199508016" calcext:value-type="float">
            <text:p>0,854032199508016</text:p>
          </table:table-cell>
          <table:table-cell table:formula="of:=AVERAGE([.H20:.H25])" office:value-type="float" office:value="0.870274779445156" calcext:value-type="float">
            <text:p>0,870274779445156</text:p>
          </table:table-cell>
        </table:table-row>
      </table:table>
      <table:table table:name="1-unet_based (basic)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Displasia typ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f1/dice</text:p>
          </table:table-cell>
          <table:table-cell table:style-name="ce1" office:value-type="string" calcext:value-type="string">
            <text:p>jaccard</text:p>
          </table:table-cell>
          <table:table-cell table:style-name="ce1" office:value-type="string" calcext:value-type="string">
            <text:p>sensitivity/recall</text:p>
          </table:table-cell>
          <table:table-cell table:style-name="ce1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91064453125" calcext:value-type="float">
            <text:p>0,91064453125</text:p>
          </table:table-cell>
          <table:table-cell office:value-type="float" office:value="0.891816888045541" calcext:value-type="float">
            <text:p>0,891816888045541</text:p>
          </table:table-cell>
          <table:table-cell office:value-type="float" office:value="0.880064602204901" calcext:value-type="float">
            <text:p>0,880064602204901</text:p>
          </table:table-cell>
          <table:table-cell office:value-type="float" office:value="0.785817292620227" calcext:value-type="float">
            <text:p>0,785817292620227</text:p>
          </table:table-cell>
          <table:table-cell office:value-type="float" office:value="0.868618028923902" calcext:value-type="float">
            <text:p>0,868618028923902</text:p>
          </table:table-cell>
          <table:table-cell office:value-type="float" office:value="0.93612223747234" calcext:value-type="float">
            <text:p>0,93612223747234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856044224330357" calcext:value-type="float">
            <text:p>0,856044224330357</text:p>
          </table:table-cell>
          <table:table-cell office:value-type="float" office:value="0.782982522082315" calcext:value-type="float">
            <text:p>0,782982522082315</text:p>
          </table:table-cell>
          <table:table-cell office:value-type="float" office:value="0.858283261802575" calcext:value-type="float">
            <text:p>0,858283261802575</text:p>
          </table:table-cell>
          <table:table-cell office:value-type="float" office:value="0.751747988873017" calcext:value-type="float">
            <text:p>0,751747988873017</text:p>
          </table:table-cell>
          <table:table-cell office:value-type="float" office:value="0.949608722078711" calcext:value-type="float">
            <text:p>0,949608722078711</text:p>
          </table:table-cell>
          <table:table-cell office:value-type="float" office:value="0.776644100580271" calcext:value-type="float">
            <text:p>0,776644100580271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907932826450893" calcext:value-type="float">
            <text:p>0,907932826450893</text:p>
          </table:table-cell>
          <table:table-cell office:value-type="float" office:value="0.834718292601421" calcext:value-type="float">
            <text:p>0,834718292601421</text:p>
          </table:table-cell>
          <table:table-cell office:value-type="float" office:value="0.876495701503012" calcext:value-type="float">
            <text:p>0,876495701503012</text:p>
          </table:table-cell>
          <table:table-cell office:value-type="float" office:value="0.78014450205093" calcext:value-type="float">
            <text:p>0,78014450205093</text:p>
          </table:table-cell>
          <table:table-cell office:value-type="float" office:value="0.922675334909378" calcext:value-type="float">
            <text:p>0,922675334909378</text:p>
          </table:table-cell>
          <table:table-cell office:value-type="float" office:value="0.89985151187905" calcext:value-type="float">
            <text:p>0,89985151187905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868818010602679" calcext:value-type="float">
            <text:p>0,868818010602679</text:p>
          </table:table-cell>
          <table:table-cell office:value-type="float" office:value="0.786510942760943" calcext:value-type="float">
            <text:p>0,786510942760943</text:p>
          </table:table-cell>
          <table:table-cell office:value-type="float" office:value="0.856365458971789" calcext:value-type="float">
            <text:p>0,856365458971789</text:p>
          </table:table-cell>
          <table:table-cell office:value-type="float" office:value="0.748810418231906" calcext:value-type="float">
            <text:p>0,748810418231906</text:p>
          </table:table-cell>
          <table:table-cell office:value-type="float" office:value="0.939837807254668" calcext:value-type="float">
            <text:p>0,939837807254668</text:p>
          </table:table-cell>
          <table:table-cell office:value-type="float" office:value="0.818208968596473" calcext:value-type="float">
            <text:p>0,818208968596473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825151715959821" calcext:value-type="float">
            <text:p>0,825151715959821</text:p>
          </table:table-cell>
          <table:table-cell office:value-type="float" office:value="0.756904240042325" calcext:value-type="float">
            <text:p>0,756904240042325</text:p>
          </table:table-cell>
          <table:table-cell office:value-type="float" office:value="0.833168329187431" calcext:value-type="float">
            <text:p>0,833168329187431</text:p>
          </table:table-cell>
          <table:table-cell office:value-type="float" office:value="0.714043293500271" calcext:value-type="float">
            <text:p>0,714043293500271</text:p>
          </table:table-cell>
          <table:table-cell office:value-type="float" office:value="0.926522833246984" calcext:value-type="float">
            <text:p>0,926522833246984</text:p>
          </table:table-cell>
          <table:table-cell office:value-type="float" office:value="0.734813007057582" calcext:value-type="float">
            <text:p>0,734813007057582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844072614397321" calcext:value-type="float">
            <text:p>0,844072614397321</text:p>
          </table:table-cell>
          <table:table-cell office:value-type="float" office:value="0.812577274189997" calcext:value-type="float">
            <text:p>0,812577274189997</text:p>
          </table:table-cell>
          <table:table-cell office:value-type="float" office:value="0.842906963465306" calcext:value-type="float">
            <text:p>0,842906963465306</text:p>
          </table:table-cell>
          <table:table-cell office:value-type="float" office:value="0.728469480716672" calcext:value-type="float">
            <text:p>0,728469480716672</text:p>
          </table:table-cell>
          <table:table-cell office:value-type="float" office:value="0.875588568091397" calcext:value-type="float">
            <text:p>0,875588568091397</text:p>
          </table:table-cell>
          <table:table-cell office:value-type="float" office:value="0.81524025778876" calcext:value-type="float">
            <text:p>0,81524025778876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873395647321429" calcext:value-type="float">
            <text:p>0,873395647321429</text:p>
          </table:table-cell>
          <table:table-cell office:value-type="float" office:value="0.639322671683913" calcext:value-type="float">
            <text:p>0,639322671683913</text:p>
          </table:table-cell>
          <table:table-cell office:value-type="float" office:value="0.737413194444444" calcext:value-type="float">
            <text:p>0,737413194444444</text:p>
          </table:table-cell>
          <table:table-cell office:value-type="float" office:value="0.584049501546923" calcext:value-type="float">
            <text:p>0,584049501546923</text:p>
          </table:table-cell>
          <table:table-cell office:value-type="float" office:value="0.871058702896693" calcext:value-type="float">
            <text:p>0,871058702896693</text:p>
          </table:table-cell>
          <table:table-cell office:value-type="float" office:value="0.873994873030827" calcext:value-type="float">
            <text:p>0,873994873030827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866542271205357" calcext:value-type="float">
            <text:p>0,866542271205357</text:p>
          </table:table-cell>
          <table:table-cell office:value-type="float" office:value="0.803075872954928" calcext:value-type="float">
            <text:p>0,803075872954928</text:p>
          </table:table-cell>
          <table:table-cell office:value-type="float" office:value="0.831067061056907" calcext:value-type="float">
            <text:p>0,831067061056907</text:p>
          </table:table-cell>
          <table:table-cell office:value-type="float" office:value="0.710962137664054" calcext:value-type="float">
            <text:p>0,710962137664054</text:p>
          </table:table-cell>
          <table:table-cell office:value-type="float" office:value="0.861079980788144" calcext:value-type="float">
            <text:p>0,861079980788144</text:p>
          </table:table-cell>
          <table:table-cell office:value-type="float" office:value="0.869907700979356" calcext:value-type="float">
            <text:p>0,869907700979356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866324288504464" calcext:value-type="float">
            <text:p>0,866324288504464</text:p>
          </table:table-cell>
          <table:table-cell office:value-type="float" office:value="0.868139883299164" calcext:value-type="float">
            <text:p>0,868139883299164</text:p>
          </table:table-cell>
          <table:table-cell office:value-type="float" office:value="0.851744045489271" calcext:value-type="float">
            <text:p>0,851744045489271</text:p>
          </table:table-cell>
          <table:table-cell office:value-type="float" office:value="0.741771938689574" calcext:value-type="float">
            <text:p>0,741771938689574</text:p>
          </table:table-cell>
          <table:table-cell office:value-type="float" office:value="0.835956037280993" calcext:value-type="float">
            <text:p>0,835956037280993</text:p>
          </table:table-cell>
          <table:table-cell office:value-type="float" office:value="0.892125082651959" calcext:value-type="float">
            <text:p>0,892125082651959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878749302455357" calcext:value-type="float">
            <text:p>0,878749302455357</text:p>
          </table:table-cell>
          <table:table-cell office:value-type="float" office:value="0.783110997638348" calcext:value-type="float">
            <text:p>0,783110997638348</text:p>
          </table:table-cell>
          <table:table-cell office:value-type="float" office:value="0.841110603290676" calcext:value-type="float">
            <text:p>0,841110603290676</text:p>
          </table:table-cell>
          <table:table-cell office:value-type="float" office:value="0.725790231301639" calcext:value-type="float">
            <text:p>0,725790231301639</text:p>
          </table:table-cell>
          <table:table-cell office:value-type="float" office:value="0.908388657173178" calcext:value-type="float">
            <text:p>0,908388657173178</text:p>
          </table:table-cell>
          <table:table-cell office:value-type="float" office:value="0.862557133034017" calcext:value-type="float">
            <text:p>0,862557133034017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906537737165179" calcext:value-type="float">
            <text:p>0,906537737165179</text:p>
          </table:table-cell>
          <table:table-cell office:value-type="float" office:value="0.720433639947438" calcext:value-type="float">
            <text:p>0,720433639947438</text:p>
          </table:table-cell>
          <table:table-cell office:value-type="float" office:value="0.818214194861358" calcext:value-type="float">
            <text:p>0,818214194861358</text:p>
          </table:table-cell>
          <table:table-cell office:value-type="float" office:value="0.692354055450319" calcext:value-type="float">
            <text:p>0,692354055450319</text:p>
          </table:table-cell>
          <table:table-cell office:value-type="float" office:value="0.946705388328559" calcext:value-type="float">
            <text:p>0,946705388328559</text:p>
          </table:table-cell>
          <table:table-cell office:value-type="float" office:value="0.895064288676898" calcext:value-type="float">
            <text:p>0,895064288676898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877188546316964" calcext:value-type="float">
            <text:p>0,877188546316964</text:p>
          </table:table-cell>
          <table:table-cell office:value-type="float" office:value="0.818886689291101" calcext:value-type="float">
            <text:p>0,818886689291101</text:p>
          </table:table-cell>
          <table:table-cell office:value-type="float" office:value="0.831476806374807" calcext:value-type="float">
            <text:p>0,831476806374807</text:p>
          </table:table-cell>
          <table:table-cell office:value-type="float" office:value="0.711562090432503" calcext:value-type="float">
            <text:p>0,711562090432503</text:p>
          </table:table-cell>
          <table:table-cell office:value-type="float" office:value="0.844460106447615" calcext:value-type="float">
            <text:p>0,844460106447615</text:p>
          </table:table-cell>
          <table:table-cell office:value-type="float" office:value="0.895500469126066" calcext:value-type="float">
            <text:p>0,895500469126066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47080775669643" calcext:value-type="float">
            <text:p>0,847080775669643</text:p>
          </table:table-cell>
          <table:table-cell office:value-type="float" office:value="0.637356862916822" calcext:value-type="float">
            <text:p>0,637356862916822</text:p>
          </table:table-cell>
          <table:table-cell office:value-type="float" office:value="0.7684996964017" calcext:value-type="float">
            <text:p>0,7684996964017</text:p>
          </table:table-cell>
          <table:table-cell office:value-type="float" office:value="0.624035328417081" calcext:value-type="float">
            <text:p>0,624035328417081</text:p>
          </table:table-cell>
          <table:table-cell office:value-type="float" office:value="0.967591823167692" calcext:value-type="float">
            <text:p>0,967591823167692</text:p>
          </table:table-cell>
          <table:table-cell office:value-type="float" office:value="0.804226800468068" calcext:value-type="float">
            <text:p>0,804226800468068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873587472098214" calcext:value-type="float">
            <text:p>0,873587472098214</text:p>
          </table:table-cell>
          <table:table-cell office:value-type="float" office:value="0.72253188474256" calcext:value-type="float">
            <text:p>0,72253188474256</text:p>
          </table:table-cell>
          <table:table-cell office:value-type="float" office:value="0.808435295050342" calcext:value-type="float">
            <text:p>0,808435295050342</text:p>
          </table:table-cell>
          <table:table-cell office:value-type="float" office:value="0.678465291638944" calcext:value-type="float">
            <text:p>0,678465291638944</text:p>
          </table:table-cell>
          <table:table-cell office:value-type="float" office:value="0.91752144442445" calcext:value-type="float">
            <text:p>0,91752144442445</text:p>
          </table:table-cell>
          <table:table-cell office:value-type="float" office:value="0.855579868708971" calcext:value-type="float">
            <text:p>0,855579868708971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805123465401786" calcext:value-type="float">
            <text:p>0,805123465401786</text:p>
          </table:table-cell>
          <table:table-cell office:value-type="float" office:value="0.551765222298865" calcext:value-type="float">
            <text:p>0,551765222298865</text:p>
          </table:table-cell>
          <table:table-cell office:value-type="float" office:value="0.702571063557969" calcext:value-type="float">
            <text:p>0,702571063557969</text:p>
          </table:table-cell>
          <table:table-cell office:value-type="float" office:value="0.541510246784418" calcext:value-type="float">
            <text:p>0,541510246784418</text:p>
          </table:table-cell>
          <table:table-cell office:value-type="float" office:value="0.96681683331502" calcext:value-type="float">
            <text:p>0,96681683331502</text:p>
          </table:table-cell>
          <table:table-cell office:value-type="float" office:value="0.754603192767637" calcext:value-type="float">
            <text:p>0,754603192767637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856471470424107" calcext:value-type="float">
            <text:p>0,856471470424107</text:p>
          </table:table-cell>
          <table:table-cell office:value-type="float" office:value="0.801829207674719" calcext:value-type="float">
            <text:p>0,801829207674719</text:p>
          </table:table-cell>
          <table:table-cell office:value-type="float" office:value="0.830503413408569" calcext:value-type="float">
            <text:p>0,830503413408569</text:p>
          </table:table-cell>
          <table:table-cell office:value-type="float" office:value="0.710137526633679" calcext:value-type="float">
            <text:p>0,710137526633679</text:p>
          </table:table-cell>
          <table:table-cell office:value-type="float" office:value="0.861304514971594" calcext:value-type="float">
            <text:p>0,861304514971594</text:p>
          </table:table-cell>
          <table:table-cell office:value-type="float" office:value="0.853137064214776" calcext:value-type="float">
            <text:p>0,853137064214776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834481375558036" calcext:value-type="float">
            <text:p>0,834481375558036</text:p>
          </table:table-cell>
          <table:table-cell office:value-type="float" office:value="0.764170558505534" calcext:value-type="float">
            <text:p>0,764170558505534</text:p>
          </table:table-cell>
          <table:table-cell office:value-type="float" office:value="0.834268951729075" calcext:value-type="float">
            <text:p>0,834268951729075</text:p>
          </table:table-cell>
          <table:table-cell office:value-type="float" office:value="0.715661603906414" calcext:value-type="float">
            <text:p>0,715661603906414</text:p>
          </table:table-cell>
          <table:table-cell office:value-type="float" office:value="0.918526635523002" calcext:value-type="float">
            <text:p>0,918526635523002</text:p>
          </table:table-cell>
          <table:table-cell office:value-type="float" office:value="0.764723715913261" calcext:value-type="float">
            <text:p>0,764723715913261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833853585379464" calcext:value-type="float">
            <text:p>0,833853585379464</text:p>
          </table:table-cell>
          <table:table-cell office:value-type="float" office:value="0.80743161289402" calcext:value-type="float">
            <text:p>0,80743161289402</text:p>
          </table:table-cell>
          <table:table-cell office:value-type="float" office:value="0.855887402343011" calcext:value-type="float">
            <text:p>0,855887402343011</text:p>
          </table:table-cell>
          <table:table-cell office:value-type="float" office:value="0.748079694337577" calcext:value-type="float">
            <text:p>0,748079694337577</text:p>
          </table:table-cell>
          <table:table-cell office:value-type="float" office:value="0.910530381050464" calcext:value-type="float">
            <text:p>0,910530381050464</text:p>
          </table:table-cell>
          <table:table-cell office:value-type="float" office:value="0.743167630937881" calcext:value-type="float">
            <text:p>0,743167630937881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784633091517857" calcext:value-type="float">
            <text:p>0,784633091517857</text:p>
          </table:table-cell>
          <table:table-cell office:value-type="float" office:value="0.529253203711887" calcext:value-type="float">
            <text:p>0,529253203711887</text:p>
          </table:table-cell>
          <table:table-cell office:value-type="float" office:value="0.659817100044072" calcext:value-type="float">
            <text:p>0,659817100044072</text:p>
          </table:table-cell>
          <table:table-cell office:value-type="float" office:value="0.492333621079459" calcext:value-type="float">
            <text:p>0,492333621079459</text:p>
          </table:table-cell>
          <table:table-cell office:value-type="float" office:value="0.875895860757642" calcext:value-type="float">
            <text:p>0,875895860757642</text:p>
          </table:table-cell>
          <table:table-cell office:value-type="float" office:value="0.756056789558049" calcext:value-type="float">
            <text:p>0,756056789558049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872610909598214" calcext:value-type="float">
            <text:p>0,872610909598214</text:p>
          </table:table-cell>
          <table:table-cell office:value-type="float" office:value="0.735081779989395" calcext:value-type="float">
            <text:p>0,735081779989395</text:p>
          </table:table-cell>
          <table:table-cell office:value-type="float" office:value="0.831484001937761" calcext:value-type="float">
            <text:p>0,831484001937761</text:p>
          </table:table-cell>
          <table:table-cell office:value-type="float" office:value="0.711572629999605" calcext:value-type="float">
            <text:p>0,711572629999605</text:p>
          </table:table-cell>
          <table:table-cell office:value-type="float" office:value="0.956988105352591" calcext:value-type="float">
            <text:p>0,956988105352591</text:p>
          </table:table-cell>
          <table:table-cell office:value-type="float" office:value="0.831351267137516" calcext:value-type="float">
            <text:p>0,831351267137516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802289690290179" calcext:value-type="float">
            <text:p>0,802289690290179</text:p>
          </table:table-cell>
          <table:table-cell office:value-type="float" office:value="0.585547680807173" calcext:value-type="float">
            <text:p>0,585547680807173</text:p>
          </table:table-cell>
          <table:table-cell office:value-type="float" office:value="0.716608551110445" calcext:value-type="float">
            <text:p>0,716608551110445</text:p>
          </table:table-cell>
          <table:table-cell office:value-type="float" office:value="0.558370987846681" calcext:value-type="float">
            <text:p>0,558370987846681</text:p>
          </table:table-cell>
          <table:table-cell office:value-type="float" office:value="0.923257761174804" calcext:value-type="float">
            <text:p>0,923257761174804</text:p>
          </table:table-cell>
          <table:table-cell office:value-type="float" office:value="0.757377205987852" calcext:value-type="float">
            <text:p>0,757377205987852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22666713169643" calcext:value-type="float">
            <text:p>0,822666713169643</text:p>
          </table:table-cell>
          <table:table-cell office:value-type="float" office:value="0.580793544739682" calcext:value-type="float">
            <text:p>0,580793544739682</text:p>
          </table:table-cell>
          <table:table-cell office:value-type="float" office:value="0.689685688129387" calcext:value-type="float">
            <text:p>0,689685688129387</text:p>
          </table:table-cell>
          <table:table-cell office:value-type="float" office:value="0.526351335615641" calcext:value-type="float">
            <text:p>0,526351335615641</text:p>
          </table:table-cell>
          <table:table-cell office:value-type="float" office:value="0.848831968752347" calcext:value-type="float">
            <text:p>0,848831968752347</text:p>
          </table:table-cell>
          <table:table-cell office:value-type="float" office:value="0.814755513161182" calcext:value-type="float">
            <text:p>0,814755513161182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844674246651786" calcext:value-type="float">
            <text:p>0,844674246651786</text:p>
          </table:table-cell>
          <table:table-cell office:value-type="float" office:value="0.546402736499748" calcext:value-type="float">
            <text:p>0,546402736499748</text:p>
          </table:table-cell>
          <table:table-cell office:value-type="float" office:value="0.686318013734813" calcext:value-type="float">
            <text:p>0,686318013734813</text:p>
          </table:table-cell>
          <table:table-cell office:value-type="float" office:value="0.522438475148786" calcext:value-type="float">
            <text:p>0,522438475148786</text:p>
          </table:table-cell>
          <table:table-cell office:value-type="float" office:value="0.922552546866124" calcext:value-type="float">
            <text:p>0,922552546866124</text:p>
          </table:table-cell>
          <table:table-cell office:value-type="float" office:value="0.827091616433671" calcext:value-type="float">
            <text:p>0,827091616433671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795479910714286" calcext:value-type="float">
            <text:p>0,795479910714286</text:p>
          </table:table-cell>
          <table:table-cell office:value-type="float" office:value="0.500296451701177" calcext:value-type="float">
            <text:p>0,500296451701177</text:p>
          </table:table-cell>
          <table:table-cell office:value-type="float" office:value="0.651647013395907" calcext:value-type="float">
            <text:p>0,651647013395907</text:p>
          </table:table-cell>
          <table:table-cell office:value-type="float" office:value="0.483291111355876" calcext:value-type="float">
            <text:p>0,483291111355876</text:p>
          </table:table-cell>
          <table:table-cell office:value-type="float" office:value="0.934290094540499" calcext:value-type="float">
            <text:p>0,934290094540499</text:p>
          </table:table-cell>
          <table:table-cell office:value-type="float" office:value="0.759741683661163" calcext:value-type="float">
            <text:p>0,75974168366116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3" table:formula="of:=AVERAGE([.C2:.C25])" office:value-type="float" office:value="0.852264767601376" calcext:value-type="float">
            <text:p>0,852264767601376</text:p>
          </table:table-cell>
          <table:table-cell table:style-name="ce3" table:formula="of:=AVERAGE([.D2:.D25])" office:value-type="float" office:value="0.719205860875792" calcext:value-type="float">
            <text:p>0,719205860875792</text:p>
          </table:table-cell>
          <table:table-cell table:style-name="ce3" table:formula="of:=AVERAGE([.E2:.E25])" office:value-type="float" office:value="0.795584850562314" calcext:value-type="float">
            <text:p>0,795584850562314</text:p>
          </table:table-cell>
          <table:table-cell table:style-name="ce3" table:formula="of:=AVERAGE([.F2:.F25])" office:value-type="float" office:value="0.666157115993425" calcext:value-type="float">
            <text:p>0,666157115993425</text:p>
          </table:table-cell>
          <table:table-cell table:style-name="ce3" table:formula="of:=AVERAGE([.G2:.G25])" office:value-type="float" office:value="0.906442005721519" calcext:value-type="float">
            <text:p>0,906442005721519</text:p>
          </table:table-cell>
          <table:table-cell table:style-name="ce3" table:formula="of:=AVERAGE([.H2:.H25])" office:value-type="float" office:value="0.824660082492651" calcext:value-type="float">
            <text:p>0,824660082492651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878122965494792" calcext:value-type="float">
            <text:p>0,878122965494792</text:p>
          </table:table-cell>
          <table:table-cell table:formula="of:=AVERAGE([.D8:.D13])" office:value-type="float" office:value="0.772161625802482" calcext:value-type="float">
            <text:p>0,772161625802482</text:p>
          </table:table-cell>
          <table:table-cell table:formula="of:=AVERAGE([.E8:.E13])" office:value-type="float" office:value="0.818504317586244" calcext:value-type="float">
            <text:p>0,818504317586244</text:p>
          </table:table-cell>
          <table:table-cell table:formula="of:=AVERAGE([.F8:.F13])" office:value-type="float" office:value="0.694414992514169" calcext:value-type="float">
            <text:p>0,694414992514169</text:p>
          </table:table-cell>
          <table:table-cell table:formula="of:=AVERAGE([.G8:.G13])" office:value-type="float" office:value="0.877941478819197" calcext:value-type="float">
            <text:p>0,877941478819197</text:p>
          </table:table-cell>
          <table:table-cell table:formula="of:=AVERAGE([.H8:.H13])" office:value-type="float" office:value="0.881524924583187" calcext:value-type="float">
            <text:p>0,881524924583187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868777320498512" calcext:value-type="float">
            <text:p>0,868777320498512</text:p>
          </table:table-cell>
          <table:table-cell table:formula="of:=AVERAGE([.D2:.D7])" office:value-type="float" office:value="0.810918359953757" calcext:value-type="float">
            <text:p>0,810918359953757</text:p>
          </table:table-cell>
          <table:table-cell table:formula="of:=AVERAGE([.E2:.E7])" office:value-type="float" office:value="0.857880719522502" calcext:value-type="float">
            <text:p>0,857880719522502</text:p>
          </table:table-cell>
          <table:table-cell table:formula="of:=AVERAGE([.F2:.F7])" office:value-type="float" office:value="0.751505495998837" calcext:value-type="float">
            <text:p>0,751505495998837</text:p>
          </table:table-cell>
          <table:table-cell table:formula="of:=AVERAGE([.G2:.G7])" office:value-type="float" office:value="0.913808549084173" calcext:value-type="float">
            <text:p>0,913808549084173</text:p>
          </table:table-cell>
          <table:table-cell table:formula="of:=AVERAGE([.H2:.H7])" office:value-type="float" office:value="0.830146680562413" calcext:value-type="float">
            <text:p>0,83014668056241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841766357421875" calcext:value-type="float">
            <text:p>0,841766357421875</text:p>
          </table:table-cell>
          <table:table-cell table:formula="of:=AVERAGE([.D14:.D19])" office:value-type="float" office:value="0.71418089150542" calcext:value-type="float">
            <text:p>0,71418089150542</text:p>
          </table:table-cell>
          <table:table-cell table:formula="of:=AVERAGE([.E14:.E19])" office:value-type="float" office:value="0.800027637081778" calcext:value-type="float">
            <text:p>0,800027637081778</text:p>
          </table:table-cell>
          <table:table-cell table:formula="of:=AVERAGE([.F14:.F19])" office:value-type="float" office:value="0.669648281953019" calcext:value-type="float">
            <text:p>0,669648281953019</text:p>
          </table:table-cell>
          <table:table-cell table:formula="of:=AVERAGE([.G14:.G19])" office:value-type="float" office:value="0.92371527207537" calcext:value-type="float">
            <text:p>0,92371527207537</text:p>
          </table:table-cell>
          <table:table-cell table:formula="of:=AVERAGE([.H14:.H19])" office:value-type="float" office:value="0.795906378835099" calcext:value-type="float">
            <text:p>0,79590637883509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20392426990327" calcext:value-type="float">
            <text:p>0,820392426990327</text:p>
          </table:table-cell>
          <table:table-cell table:formula="of:=AVERAGE([.D20:.D25])" office:value-type="float" office:value="0.57956256624151" calcext:value-type="float">
            <text:p>0,57956256624151</text:p>
          </table:table-cell>
          <table:table-cell table:formula="of:=AVERAGE([.E20:.E25])" office:value-type="float" office:value="0.705926728058731" calcext:value-type="float">
            <text:p>0,705926728058731</text:p>
          </table:table-cell>
          <table:table-cell table:formula="of:=AVERAGE([.F20:.F25])" office:value-type="float" office:value="0.549059693507675" calcext:value-type="float">
            <text:p>0,549059693507675</text:p>
          </table:table-cell>
          <table:table-cell table:formula="of:=AVERAGE([.G20:.G25])" office:value-type="float" office:value="0.910302722907335" calcext:value-type="float">
            <text:p>0,910302722907335</text:p>
          </table:table-cell>
          <table:table-cell table:formula="of:=AVERAGE([.H20:.H25])" office:value-type="float" office:value="0.791062345989905" calcext:value-type="float">
            <text:p>0,7910623459899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17:31:00.446203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7:16:08.974697713</meta:creation-date>
    <dc:date>2019-10-20T17:36:17.312104061</dc:date>
    <meta:editing-duration>PT14M34S</meta:editing-duration>
    <meta:editing-cycles>3</meta:editing-cycles>
    <meta:generator>LibreOffice/6.0.7.3$Linux_X86_64 LibreOffice_project/00m0$Build-3</meta:generator>
    <meta:document-statistic meta:table-count="3" meta:cell-count="705" meta:object-count="0"/>
  </office:meta>
</office:document-meta>
</file>